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seconde problématique est la définition d'un protocole d'acquisition et d'apprentissage automatique des souhaits de personnalisation d'une page par le lecteur. On veut fournir au lecteur une interface permettant la modification d'une page. Un modèle peut être vu comme un langage de haut niveau pour décrire une page. L'idée étant d'exploité le modèle de page transformé par l'utilisateur pour en inférer des voeux de modification. L' atout dans l'utilisation de modèle permet une capitalisation des connaissances, indépendament du support technologique, du profil d'un 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3-09T09:46:55</meta:creation-date>
    <dc:date>2014-03-09T09:47:28</dc:date>
    <dc:creator>Asus </dc:creator>
    <meta:editing-duration>P0D</meta:editing-duration>
    <meta:editing-cycles>1</meta:editing-cycles>
    <meta:document-statistic meta:table-count="0" meta:image-count="0" meta:object-count="0" meta:page-count="1" meta:paragraph-count="1" meta:word-count="84" meta:character-count="585" meta:non-whitespace-character-count="502"/>
    <meta:generator>LibreOffice/3.5$Linux_x86 LibreOffice_project/350m1$Build-2</meta:generator>
  </office:meta>
</office:document-meta>
</file>